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ERALTA CONDORI ROCEND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790280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4790280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ONZALES URRUTIA JORGE LUI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790280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735498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PERALTA CONDORI ROCENDA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7902804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8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2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3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4/09/2021</text:p>
          </table:table-cell>
          <table:table-cell table:style-name="Tabla2.A3" office:value-type="string">
            <text:p text:style-name="P22">9400518</text:p>
          </table:table-cell>
          <table:table-cell table:style-name="Tabla2.D3" office:value-type="string">
            <text:p text:style-name="P23">6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3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5T16:57:2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